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42.56mm"/>
    </style:style>
    <style:style style:name="co8" style:family="table-column">
      <style:table-column-properties fo:break-before="auto" style:column-width="53.46mm"/>
    </style:style>
    <style:style style:name="co9" style:family="table-column">
      <style:table-column-properties fo:break-before="auto" style:column-width="63.54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74.7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183.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8.75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39.81mm"/>
    </style:style>
    <style:style style:name="co18" style:family="table-column">
      <style:table-column-properties fo:break-before="auto" style:column-width="54.63mm"/>
    </style:style>
    <style:style style:name="co19" style:family="table-column">
      <style:table-column-properties fo:break-before="auto" style:column-width="40.08mm"/>
    </style:style>
    <style:style style:name="co20" style:family="table-column">
      <style:table-column-properties fo:break-before="auto" style:column-width="41.4mm"/>
    </style:style>
    <style:style style:name="co21" style:family="table-column">
      <style:table-column-properties fo:break-before="auto" style:column-width="51.98mm"/>
    </style:style>
    <style:style style:name="co22" style:family="table-column">
      <style:table-column-properties fo:break-before="auto" style:column-width="61.77mm"/>
    </style:style>
    <style:style style:name="co23" style:family="table-column">
      <style:table-column-properties fo:break-before="auto" style:column-width="46.69mm"/>
    </style:style>
    <style:style style:name="co24" style:family="table-column">
      <style:table-column-properties fo:break-before="auto" style:column-width="72.62mm"/>
    </style:style>
    <style:style style:name="co25" style:family="table-column">
      <style:table-column-properties fo:break-before="auto" style:column-width="44.84mm"/>
    </style:style>
    <style:style style:name="co26" style:family="table-column">
      <style:table-column-properties fo:break-before="auto" style:column-width="178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OUD-CENTRAL-PROCE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otal Execution Time(s)</text:p>
          </table:table-cell>
          <table:table-cell office:value-type="string" calcext:value-type="string">
            <text:p>Logged Events</text:p>
          </table:table-cell>
          <table:table-cell office:value-type="string" calcext:value-type="string">
            <text:p>Total Used Memory(GB)</text:p>
          </table:table-cell>
          <table:table-cell office:value-type="string" calcext:value-type="string">
            <text:p>Total Connected Fog Devices</text:p>
          </table:table-cell>
          <table:table-cell office:value-type="string" calcext:value-type="string">
            <text:p>Total Connected Network Devices</text:p>
          </table:table-cell>
          <table:table-cell office:value-type="string" calcext:value-type="string">
            <text:p>Total Cloud DataCenters</text:p>
          </table:table-cell>
          <table:table-cell office:value-type="string" calcext:value-type="string">
            <text:p>Total network Usage(MB)</text:p>
          </table:table-cell>
          <table:table-cell office:value-type="string" calcext:value-type="string">
            <text:p>Total All Power Consumed(Watt)</text:p>
          </table:table-cell>
          <table:table-cell office:value-type="string" calcext:value-type="string">
            <text:p>Total Power Consumed by Cloud(Watt)</text:p>
          </table:table-cell>
          <table:table-cell office:value-type="string" calcext:value-type="string">
            <text:p>Total Cost of Cloud Services</text:p>
          </table:table-cell>
          <table:table-cell office:value-type="string" calcext:value-type="string">
            <text:p>Total Power Consumed by Edge Device(Watt)</text:p>
          </table:table-cell>
          <table:table-cell office:value-type="string" calcext:value-type="string">
            <text:p>Total Cost of Edge Devices</text:p>
          </table:table-cell>
          <table:table-cell office:value-type="string" calcext:value-type="string">
            <text:p>Loop Delay Average - [VIDEOFRAME, video_motion_detector, car_deep_detector, post-processing, user_interface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3354" calcext:value-type="float">
            <text:p>1043354</text:p>
          </table:table-cell>
          <table:table-cell office:value-type="float" office:value="0.544986724853516" calcext:value-type="float">
            <text:p>0,544986724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83.4125" calcext:value-type="float">
            <text:p>10583,4125</text:p>
          </table:table-cell>
          <table:table-cell office:value-type="float" office:value="37769152.6455601" calcext:value-type="float">
            <text:p>37769152,6455601</text:p>
          </table:table-cell>
          <table:table-cell office:value-type="float" office:value="6099464.35526889" calcext:value-type="float">
            <text:p>6099464,35526889</text:p>
          </table:table-cell>
          <table:table-cell office:value-type="float" office:value="1624320.75338357" calcext:value-type="float">
            <text:p>1624320,75338357</text:p>
          </table:table-cell>
          <table:table-cell office:value-type="float" office:value="37769152.6455601" calcext:value-type="float">
            <text:p>37769152,6455601</text:p>
          </table:table-cell>
          <table:table-cell office:value-type="float" office:value="1624320.75338357" calcext:value-type="float">
            <text:p>1624320,75338357</text:p>
          </table:table-cell>
          <table:table-cell office:value-type="float" office:value="222.465702333274" calcext:value-type="float">
            <text:p>222,465702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2008" calcext:value-type="float">
            <text:p>1042008</text:p>
          </table:table-cell>
          <table:table-cell office:value-type="float" office:value="-0.00510501861572266" calcext:value-type="float">
            <text:p>-0,005105018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3.5458333333" calcext:value-type="float">
            <text:p>10563,5458333333</text:p>
          </table:table-cell>
          <table:table-cell office:value-type="float" office:value="37770890.3473609" calcext:value-type="float">
            <text:p>37770890,3473609</text:p>
          </table:table-cell>
          <table:table-cell office:value-type="float" office:value="6094449.21288105" calcext:value-type="float">
            <text:p>6094449,21288105</text:p>
          </table:table-cell>
          <table:table-cell office:value-type="float" office:value="1618066.05062562" calcext:value-type="float">
            <text:p>1618066,05062562</text:p>
          </table:table-cell>
          <table:table-cell office:value-type="float" office:value="37770890.3473609" calcext:value-type="float">
            <text:p>37770890,3473609</text:p>
          </table:table-cell>
          <table:table-cell office:value-type="float" office:value="1618066.05062562" calcext:value-type="float">
            <text:p>1618066,05062562</text:p>
          </table:table-cell>
          <table:table-cell office:value-type="float" office:value="222.408584542087" calcext:value-type="float">
            <text:p>222,4085845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2018" calcext:value-type="float">
            <text:p>1042018</text:p>
          </table:table-cell>
          <table:table-cell office:value-type="float" office:value="-0.0452470779418945" calcext:value-type="float">
            <text:p>-0,045247077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5.5583333333" calcext:value-type="float">
            <text:p>10565,5583333333</text:p>
          </table:table-cell>
          <table:table-cell office:value-type="float" office:value="37757601.8267651" calcext:value-type="float">
            <text:p>37757601,8267651</text:p>
          </table:table-cell>
          <table:table-cell office:value-type="float" office:value="6098941.25975551" calcext:value-type="float">
            <text:p>6098941,25975551</text:p>
          </table:table-cell>
          <table:table-cell office:value-type="float" office:value="1623657.17713158" calcext:value-type="float">
            <text:p>1623657,17713158</text:p>
          </table:table-cell>
          <table:table-cell office:value-type="float" office:value="37757601.8267651" calcext:value-type="float">
            <text:p>37757601,8267651</text:p>
          </table:table-cell>
          <table:table-cell office:value-type="float" office:value="1623657.17713158" calcext:value-type="float">
            <text:p>1623657,17713158</text:p>
          </table:table-cell>
          <table:table-cell office:value-type="float" office:value="222.645054312834" calcext:value-type="float">
            <text:p>222,6450543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1670" calcext:value-type="float">
            <text:p>1041670</text:p>
          </table:table-cell>
          <table:table-cell office:value-type="float" office:value="-0.0606822967529297" calcext:value-type="float">
            <text:p>-0,060682296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59.4875" calcext:value-type="float">
            <text:p>10559,4875</text:p>
          </table:table-cell>
          <table:table-cell office:value-type="float" office:value="37777870.4049486" calcext:value-type="float">
            <text:p>37777870,4049486</text:p>
          </table:table-cell>
          <table:table-cell office:value-type="float" office:value="6097498.29797989" calcext:value-type="float">
            <text:p>6097498,29797989</text:p>
          </table:table-cell>
          <table:table-cell office:value-type="float" office:value="1621863.90037265" calcext:value-type="float">
            <text:p>1621863,90037265</text:p>
          </table:table-cell>
          <table:table-cell office:value-type="float" office:value="37777870.4049486" calcext:value-type="float">
            <text:p>37777870,4049486</text:p>
          </table:table-cell>
          <table:table-cell office:value-type="float" office:value="1621863.90037265" calcext:value-type="float">
            <text:p>1621863,90037265</text:p>
          </table:table-cell>
          <table:table-cell office:value-type="float" office:value="222.559450519375" calcext:value-type="float">
            <text:p>222,5594505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1994" calcext:value-type="float">
            <text:p>1041994</text:p>
          </table:table-cell>
          <table:table-cell office:value-type="float" office:value="0.110030174255371" calcext:value-type="float">
            <text:p>0,110030174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5.7291666667" calcext:value-type="float">
            <text:p>10565,7291666667</text:p>
          </table:table-cell>
          <table:table-cell office:value-type="float" office:value="37767942.5527376" calcext:value-type="float">
            <text:p>37767942,5527376</text:p>
          </table:table-cell>
          <table:table-cell office:value-type="float" office:value="6098238.99180056" calcext:value-type="float">
            <text:p>6098238,99180056</text:p>
          </table:table-cell>
          <table:table-cell office:value-type="float" office:value="1622969.50203201" calcext:value-type="float">
            <text:p>1622969,50203201</text:p>
          </table:table-cell>
          <table:table-cell office:value-type="float" office:value="37767942.5527376" calcext:value-type="float">
            <text:p>37767942,5527376</text:p>
          </table:table-cell>
          <table:table-cell office:value-type="float" office:value="1622969.50203201" calcext:value-type="float">
            <text:p>1622969,50203201</text:p>
          </table:table-cell>
          <table:table-cell office:value-type="float" office:value="222.688549026396" calcext:value-type="float">
            <text:p>222,6885490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1826" calcext:value-type="float">
            <text:p>1041826</text:p>
          </table:table-cell>
          <table:table-cell office:value-type="float" office:value="0.00870609283447266" calcext:value-type="float">
            <text:p>0,008706092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2.7708333333" calcext:value-type="float">
            <text:p>10562,7708333333</text:p>
          </table:table-cell>
          <table:table-cell office:value-type="float" office:value="37778257.0094958" calcext:value-type="float">
            <text:p>37778257,0094958</text:p>
          </table:table-cell>
          <table:table-cell office:value-type="float" office:value="6095011.49440722" calcext:value-type="float">
            <text:p>6095011,49440722</text:p>
          </table:table-cell>
          <table:table-cell office:value-type="float" office:value="1618887.99910744" calcext:value-type="float">
            <text:p>1618887,99910744</text:p>
          </table:table-cell>
          <table:table-cell office:value-type="float" office:value="37778257.0094958" calcext:value-type="float">
            <text:p>37778257,0094958</text:p>
          </table:table-cell>
          <table:table-cell office:value-type="float" office:value="1618887.99910744" calcext:value-type="float">
            <text:p>1618887,99910744</text:p>
          </table:table-cell>
          <table:table-cell office:value-type="float" office:value="222.978208634795" calcext:value-type="float">
            <text:p>222,97820863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1790" calcext:value-type="float">
            <text:p>1041790</text:p>
          </table:table-cell>
          <table:table-cell office:value-type="float" office:value="0.0156068801879883" calcext:value-type="float">
            <text:p>0,015606880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3.3291666667" calcext:value-type="float">
            <text:p>10563,3291666667</text:p>
          </table:table-cell>
          <table:table-cell office:value-type="float" office:value="37774565.4874109" calcext:value-type="float">
            <text:p>37774565,4874109</text:p>
          </table:table-cell>
          <table:table-cell office:value-type="float" office:value="6093605.67326562" calcext:value-type="float">
            <text:p>6093605,67326562</text:p>
          </table:table-cell>
          <table:table-cell office:value-type="float" office:value="1617015.45832476" calcext:value-type="float">
            <text:p>1617015,45832476</text:p>
          </table:table-cell>
          <table:table-cell office:value-type="float" office:value="37774565.4874109" calcext:value-type="float">
            <text:p>37774565,4874109</text:p>
          </table:table-cell>
          <table:table-cell office:value-type="float" office:value="1617015.45832476" calcext:value-type="float">
            <text:p>1617015,45832476</text:p>
          </table:table-cell>
          <table:table-cell office:value-type="float" office:value="222.77257466511" calcext:value-type="float">
            <text:p>222,7725746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2310" calcext:value-type="float">
            <text:p>1042310</text:p>
          </table:table-cell>
          <table:table-cell office:value-type="float" office:value="-0.0680580139160156" calcext:value-type="float">
            <text:p>-0,068058013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9.3" calcext:value-type="float">
            <text:p>10569,3</text:p>
          </table:table-cell>
          <table:table-cell office:value-type="float" office:value="37782805.2861249" calcext:value-type="float">
            <text:p>37782805,2861249</text:p>
          </table:table-cell>
          <table:table-cell office:value-type="float" office:value="6092604.69284473" calcext:value-type="float">
            <text:p>6092604,69284473</text:p>
          </table:table-cell>
          <table:table-cell office:value-type="float" office:value="1615858.36936186" calcext:value-type="float">
            <text:p>1615858,36936186</text:p>
          </table:table-cell>
          <table:table-cell office:value-type="float" office:value="37782805.2861249" calcext:value-type="float">
            <text:p>37782805,2861249</text:p>
          </table:table-cell>
          <table:table-cell office:value-type="float" office:value="1615858.36936186" calcext:value-type="float">
            <text:p>1615858,36936186</text:p>
          </table:table-cell>
          <table:table-cell office:value-type="float" office:value="222.522178183332" calcext:value-type="float">
            <text:p>222,52217818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1770" calcext:value-type="float">
            <text:p>1041770</text:p>
          </table:table-cell>
          <table:table-cell office:value-type="float" office:value="-0.115239143371582" calcext:value-type="float">
            <text:p>-0,115239143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5.9208333333" calcext:value-type="float">
            <text:p>10565,9208333333</text:p>
          </table:table-cell>
          <table:table-cell office:value-type="float" office:value="37779313.2009586" calcext:value-type="float">
            <text:p>37779313,2009586</text:p>
          </table:table-cell>
          <table:table-cell office:value-type="float" office:value="6094023.41792389" calcext:value-type="float">
            <text:p>6094023,41792389</text:p>
          </table:table-cell>
          <table:table-cell office:value-type="float" office:value="1617782.22253316" calcext:value-type="float">
            <text:p>1617782,22253316</text:p>
          </table:table-cell>
          <table:table-cell office:value-type="float" office:value="37779313.2009586" calcext:value-type="float">
            <text:p>37779313,2009586</text:p>
          </table:table-cell>
          <table:table-cell office:value-type="float" office:value="1617782.22253316" calcext:value-type="float">
            <text:p>1617782,22253316</text:p>
          </table:table-cell>
          <table:table-cell office:value-type="float" office:value="222.673751289226" calcext:value-type="float">
            <text:p>222,6737512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2522" calcext:value-type="float">
            <text:p>1042522</text:p>
          </table:table-cell>
          <table:table-cell office:value-type="float" office:value="0.205435752868652" calcext:value-type="float">
            <text:p>0,205435752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72.55" calcext:value-type="float">
            <text:p>10572,55</text:p>
          </table:table-cell>
          <table:table-cell office:value-type="float" office:value="37770530.6552512" calcext:value-type="float">
            <text:p>37770530,6552512</text:p>
          </table:table-cell>
          <table:table-cell office:value-type="float" office:value="6098228.47061627" calcext:value-type="float">
            <text:p>6098228,47061627</text:p>
          </table:table-cell>
          <table:table-cell office:value-type="float" office:value="1622778.40346927" calcext:value-type="float">
            <text:p>1622778,40346927</text:p>
          </table:table-cell>
          <table:table-cell office:value-type="float" office:value="37770530.6552512" calcext:value-type="float">
            <text:p>37770530,6552512</text:p>
          </table:table-cell>
          <table:table-cell office:value-type="float" office:value="1622778.40346927" calcext:value-type="float">
            <text:p>1622778,40346927</text:p>
          </table:table-cell>
          <table:table-cell office:value-type="float" office:value="222.456389129889" calcext:value-type="float">
            <text:p>222,45638912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2234" calcext:value-type="float">
            <text:p>1042234</text:p>
          </table:table-cell>
          <table:table-cell office:value-type="float" office:value="-0.111002922058105" calcext:value-type="float">
            <text:p>-0,111002922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9.4625" calcext:value-type="float">
            <text:p>10569,4625</text:p>
          </table:table-cell>
          <table:table-cell office:value-type="float" office:value="37771619.4550318" calcext:value-type="float">
            <text:p>37771619,4550318</text:p>
          </table:table-cell>
          <table:table-cell office:value-type="float" office:value="6097445.73726917" calcext:value-type="float">
            <text:p>6097445,73726917</text:p>
          </table:table-cell>
          <table:table-cell office:value-type="float" office:value="1621833.60257074" calcext:value-type="float">
            <text:p>1621833,60257074</text:p>
          </table:table-cell>
          <table:table-cell office:value-type="float" office:value="37771619.4550318" calcext:value-type="float">
            <text:p>37771619,4550318</text:p>
          </table:table-cell>
          <table:table-cell office:value-type="float" office:value="1621833.60257074" calcext:value-type="float">
            <text:p>1621833,60257074</text:p>
          </table:table-cell>
          <table:table-cell office:value-type="float" office:value="222.697324244072" calcext:value-type="float">
            <text:p>222,69732424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1802" calcext:value-type="float">
            <text:p>1041802</text:p>
          </table:table-cell>
          <table:table-cell office:value-type="float" office:value="-0.0951004028320313" calcext:value-type="float">
            <text:p>-0,095100402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2.4416666667" calcext:value-type="float">
            <text:p>10562,4416666667</text:p>
          </table:table-cell>
          <table:table-cell office:value-type="float" office:value="37769117.7721423" calcext:value-type="float">
            <text:p>37769117,7721423</text:p>
          </table:table-cell>
          <table:table-cell office:value-type="float" office:value="6094644.79120364" calcext:value-type="float">
            <text:p>6094644,79120364</text:p>
          </table:table-cell>
          <table:table-cell office:value-type="float" office:value="1618333.23293727" calcext:value-type="float">
            <text:p>1618333,23293727</text:p>
          </table:table-cell>
          <table:table-cell office:value-type="float" office:value="37769117.7721423" calcext:value-type="float">
            <text:p>37769117,7721423</text:p>
          </table:table-cell>
          <table:table-cell office:value-type="float" office:value="1618333.23293727" calcext:value-type="float">
            <text:p>1618333,23293727</text:p>
          </table:table-cell>
          <table:table-cell office:value-type="float" office:value="222.847052096255" calcext:value-type="float">
            <text:p>222,84705209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2446" calcext:value-type="float">
            <text:p>1042446</text:p>
          </table:table-cell>
          <table:table-cell office:value-type="float" office:value="0.401041030883789" calcext:value-type="float">
            <text:p>0,401041030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70.9875" calcext:value-type="float">
            <text:p>10570,9875</text:p>
          </table:table-cell>
          <table:table-cell office:value-type="float" office:value="37767095.6000821" calcext:value-type="float">
            <text:p>37767095,6000821</text:p>
          </table:table-cell>
          <table:table-cell office:value-type="float" office:value="6096366.57105948" calcext:value-type="float">
            <text:p>6096366,57105948</text:p>
          </table:table-cell>
          <table:table-cell office:value-type="float" office:value="1620479.10165279" calcext:value-type="float">
            <text:p>1620479,10165279</text:p>
          </table:table-cell>
          <table:table-cell office:value-type="float" office:value="37767095.6000821" calcext:value-type="float">
            <text:p>37767095,6000821</text:p>
          </table:table-cell>
          <table:table-cell office:value-type="float" office:value="1620479.10165279" calcext:value-type="float">
            <text:p>1620479,10165279</text:p>
          </table:table-cell>
          <table:table-cell office:value-type="float" office:value="222.669802449853" calcext:value-type="float">
            <text:p>222,66980244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1908" calcext:value-type="float">
            <text:p>1041908</text:p>
          </table:table-cell>
          <table:table-cell office:value-type="float" office:value="-0.290443420410156" calcext:value-type="float">
            <text:p>-0,290443420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2.8791666667" calcext:value-type="float">
            <text:p>10562,8791666667</text:p>
          </table:table-cell>
          <table:table-cell office:value-type="float" office:value="37777942.7795274" calcext:value-type="float">
            <text:p>37777942,7795274</text:p>
          </table:table-cell>
          <table:table-cell office:value-type="float" office:value="6096159.28215379" calcext:value-type="float">
            <text:p>6096159,28215379</text:p>
          </table:table-cell>
          <table:table-cell office:value-type="float" office:value="1620227.41615753" calcext:value-type="float">
            <text:p>1620227,41615753</text:p>
          </table:table-cell>
          <table:table-cell office:value-type="float" office:value="37777942.7795274" calcext:value-type="float">
            <text:p>37777942,7795274</text:p>
          </table:table-cell>
          <table:table-cell office:value-type="float" office:value="1620227.41615753" calcext:value-type="float">
            <text:p>1620227,41615753</text:p>
          </table:table-cell>
          <table:table-cell office:value-type="float" office:value="222.510881974641" calcext:value-type="float">
            <text:p>222,51088197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1930" calcext:value-type="float">
            <text:p>1041930</text:p>
          </table:table-cell>
          <table:table-cell office:value-type="float" office:value="-0.0443572998046875" calcext:value-type="float">
            <text:p>-0,044357299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3.8208333333" calcext:value-type="float">
            <text:p>10563,8208333333</text:p>
          </table:table-cell>
          <table:table-cell office:value-type="float" office:value="37785684.817998" calcext:value-type="float">
            <text:p>37785684,817998</text:p>
          </table:table-cell>
          <table:table-cell office:value-type="float" office:value="6097350.30892169" calcext:value-type="float">
            <text:p>6097350,30892169</text:p>
          </table:table-cell>
          <table:table-cell office:value-type="float" office:value="1621780.91661197" calcext:value-type="float">
            <text:p>1621780,91661197</text:p>
          </table:table-cell>
          <table:table-cell office:value-type="float" office:value="37785684.817998" calcext:value-type="float">
            <text:p>37785684,817998</text:p>
          </table:table-cell>
          <table:table-cell office:value-type="float" office:value="1621780.91661197" calcext:value-type="float">
            <text:p>1621780,91661197</text:p>
          </table:table-cell>
          <table:table-cell office:value-type="float" office:value="222.560110885726" calcext:value-type="float">
            <text:p>222,56011088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2042" calcext:value-type="float">
            <text:p>1042042</text:p>
          </table:table-cell>
          <table:table-cell office:value-type="float" office:value="0.370481491088867" calcext:value-type="float">
            <text:p>0,370481491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3.2708333333" calcext:value-type="float">
            <text:p>10563,2708333333</text:p>
          </table:table-cell>
          <table:table-cell office:value-type="float" office:value="37772335.4189508" calcext:value-type="float">
            <text:p>37772335,4189508</text:p>
          </table:table-cell>
          <table:table-cell office:value-type="float" office:value="6095523.36263555" calcext:value-type="float">
            <text:p>6095523,36263555</text:p>
          </table:table-cell>
          <table:table-cell office:value-type="float" office:value="1619447.50726168" calcext:value-type="float">
            <text:p>1619447,50726168</text:p>
          </table:table-cell>
          <table:table-cell office:value-type="float" office:value="37772335.4189508" calcext:value-type="float">
            <text:p>37772335,4189508</text:p>
          </table:table-cell>
          <table:table-cell office:value-type="float" office:value="1619447.50726168" calcext:value-type="float">
            <text:p>1619447,50726168</text:p>
          </table:table-cell>
          <table:table-cell office:value-type="float" office:value="222.655423304088" calcext:value-type="float">
            <text:p>222,6554233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1742" calcext:value-type="float">
            <text:p>1041742</text:p>
          </table:table-cell>
          <table:table-cell office:value-type="float" office:value="-0.154356956481934" calcext:value-type="float">
            <text:p>-0,154356956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1.45" calcext:value-type="float">
            <text:p>10561,45</text:p>
          </table:table-cell>
          <table:table-cell office:value-type="float" office:value="37771939.7536854" calcext:value-type="float">
            <text:p>37771939,7536854</text:p>
          </table:table-cell>
          <table:table-cell office:value-type="float" office:value="6099274.78074413" calcext:value-type="float">
            <text:p>6099274,78074413</text:p>
          </table:table-cell>
          <table:table-cell office:value-type="float" office:value="1624087.33399593" calcext:value-type="float">
            <text:p>1624087,33399593</text:p>
          </table:table-cell>
          <table:table-cell office:value-type="float" office:value="37771939.7536854" calcext:value-type="float">
            <text:p>37771939,7536854</text:p>
          </table:table-cell>
          <table:table-cell office:value-type="float" office:value="1624087.33399593" calcext:value-type="float">
            <text:p>1624087,33399593</text:p>
          </table:table-cell>
          <table:table-cell office:value-type="float" office:value="222.619460644494" calcext:value-type="float">
            <text:p>222,61946064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1906" calcext:value-type="float">
            <text:p>1041906</text:p>
          </table:table-cell>
          <table:table-cell office:value-type="float" office:value="0.0366067886352539" calcext:value-type="float">
            <text:p>0,036606788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3325" calcext:value-type="float">
            <text:p>10563325</text:p>
          </table:table-cell>
          <table:table-cell office:value-type="float" office:value="37771885.4765615" calcext:value-type="float">
            <text:p>37771885,4765615</text:p>
          </table:table-cell>
          <table:table-cell office:value-type="float" office:value="6096349.70005782" calcext:value-type="float">
            <text:p>6096349,70005782</text:p>
          </table:table-cell>
          <table:table-cell office:value-type="float" office:value="1620429.8536303" calcext:value-type="float">
            <text:p>1620429,8536303</text:p>
          </table:table-cell>
          <table:table-cell office:value-type="float" office:value="37771885.4765615" calcext:value-type="float">
            <text:p>37771885,4765615</text:p>
          </table:table-cell>
          <table:table-cell office:value-type="float" office:value="1620429.8536303" calcext:value-type="float">
            <text:p>1620429,8536303</text:p>
          </table:table-cell>
          <table:table-cell office:value-type="float" office:value="222.365779566897" calcext:value-type="float">
            <text:p>222,3657795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2456" calcext:value-type="float">
            <text:p>1042456</text:p>
          </table:table-cell>
          <table:table-cell office:value-type="float" office:value="0.391087532043457" calcext:value-type="float">
            <text:p>0,39108753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70.4333333333" calcext:value-type="float">
            <text:p>10570,4333333333</text:p>
          </table:table-cell>
          <table:table-cell office:value-type="float" office:value="37783796.4820118" calcext:value-type="float">
            <text:p>37783796,4820118</text:p>
          </table:table-cell>
          <table:table-cell office:value-type="float" office:value="6097930.55006968" calcext:value-type="float">
            <text:p>6097930,55006968</text:p>
          </table:table-cell>
          <table:table-cell office:value-type="float" office:value="1622505.24288787" calcext:value-type="float">
            <text:p>1622505,24288787</text:p>
          </table:table-cell>
          <table:table-cell office:value-type="float" office:value="37783796.4820118" calcext:value-type="float">
            <text:p>37783796,4820118</text:p>
          </table:table-cell>
          <table:table-cell office:value-type="float" office:value="1622505.24288787" calcext:value-type="float">
            <text:p>1622505,24288787</text:p>
          </table:table-cell>
          <table:table-cell office:value-type="float" office:value="222.646673012172" calcext:value-type="float">
            <text:p>222,6466730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2294" calcext:value-type="float">
            <text:p>1042294</text:p>
          </table:table-cell>
          <table:table-cell office:value-type="float" office:value="-0.396074295043945" calcext:value-type="float">
            <text:p>-0,39607429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7.8458333333" calcext:value-type="float">
            <text:p>10567,8458333333</text:p>
          </table:table-cell>
          <table:table-cell office:value-type="float" office:value="37771213.4523648" calcext:value-type="float">
            <text:p>37771213,4523648</text:p>
          </table:table-cell>
          <table:table-cell office:value-type="float" office:value="6096113.46373089" calcext:value-type="float">
            <text:p>6096113,46373089</text:p>
          </table:table-cell>
          <table:table-cell office:value-type="float" office:value="1620178.91743101" calcext:value-type="float">
            <text:p>1620178,91743101</text:p>
          </table:table-cell>
          <table:table-cell office:value-type="float" office:value="37771213.4523648" calcext:value-type="float">
            <text:p>37771213,4523648</text:p>
          </table:table-cell>
          <table:table-cell office:value-type="float" office:value="1620178.91743101" calcext:value-type="float">
            <text:p>1620178,91743101</text:p>
          </table:table-cell>
          <table:table-cell office:value-type="float" office:value="222.588780632955" calcext:value-type="float">
            <text:p>222,5887806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1770" calcext:value-type="float">
            <text:p>1041770</text:p>
          </table:table-cell>
          <table:table-cell office:value-type="float" office:value="0.357629776000977" calcext:value-type="float">
            <text:p>0,35762977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2.4291666667" calcext:value-type="float">
            <text:p>10562,4291666667</text:p>
          </table:table-cell>
          <table:table-cell office:value-type="float" office:value="37786035.3400675" calcext:value-type="float">
            <text:p>37786035,3400675</text:p>
          </table:table-cell>
          <table:table-cell office:value-type="float" office:value="6094270.92705909" calcext:value-type="float">
            <text:p>6094270,92705909</text:p>
          </table:table-cell>
          <table:table-cell office:value-type="float" office:value="1617876.60001858" calcext:value-type="float">
            <text:p>1617876,60001858</text:p>
          </table:table-cell>
          <table:table-cell office:value-type="float" office:value="37786035.3400675" calcext:value-type="float">
            <text:p>37786035,3400675</text:p>
          </table:table-cell>
          <table:table-cell office:value-type="float" office:value="1617876.60001858" calcext:value-type="float">
            <text:p>1617876,60001858</text:p>
          </table:table-cell>
          <table:table-cell office:value-type="float" office:value="222.676974079538" calcext:value-type="float">
            <text:p>222,67697407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1748" calcext:value-type="float">
            <text:p>1041748</text:p>
          </table:table-cell>
          <table:table-cell office:value-type="float" office:value="-0.445267677307129" calcext:value-type="float">
            <text:p>-0,445267677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1.9125" calcext:value-type="float">
            <text:p>10561,9125</text:p>
          </table:table-cell>
          <table:table-cell office:value-type="float" office:value="37767064.5363642" calcext:value-type="float">
            <text:p>37767064,5363642</text:p>
          </table:table-cell>
          <table:table-cell office:value-type="float" office:value="6095414.59169742" calcext:value-type="float">
            <text:p>6095414,59169742</text:p>
          </table:table-cell>
          <table:table-cell office:value-type="float" office:value="1619305.20469707" calcext:value-type="float">
            <text:p>1619305,20469707</text:p>
          </table:table-cell>
          <table:table-cell office:value-type="float" office:value="37767064.5363642" calcext:value-type="float">
            <text:p>37767064,5363642</text:p>
          </table:table-cell>
          <table:table-cell office:value-type="float" office:value="1619305.20469707" calcext:value-type="float">
            <text:p>1619305,20469707</text:p>
          </table:table-cell>
          <table:table-cell office:value-type="float" office:value="222.709721926814" calcext:value-type="float">
            <text:p>222,70972192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2374" calcext:value-type="float">
            <text:p>1042374</text:p>
          </table:table-cell>
          <table:table-cell office:value-type="float" office:value="0.320626258850098" calcext:value-type="float">
            <text:p>0,320626258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70.7208333333" calcext:value-type="float">
            <text:p>10570,7208333333</text:p>
          </table:table-cell>
          <table:table-cell office:value-type="float" office:value="37778484.1818842" calcext:value-type="float">
            <text:p>37778484,1818842</text:p>
          </table:table-cell>
          <table:table-cell office:value-type="float" office:value="6096281.98948788" calcext:value-type="float">
            <text:p>6096281,98948788</text:p>
          </table:table-cell>
          <table:table-cell office:value-type="float" office:value="1620386.547533" calcext:value-type="float">
            <text:p>1620386,547533</text:p>
          </table:table-cell>
          <table:table-cell office:value-type="float" office:value="37778484.1818842" calcext:value-type="float">
            <text:p>37778484,1818842</text:p>
          </table:table-cell>
          <table:table-cell office:value-type="float" office:value="1620386.547533" calcext:value-type="float">
            <text:p>1620386,547533</text:p>
          </table:table-cell>
          <table:table-cell office:value-type="float" office:value="222.396220741038" calcext:value-type="float">
            <text:p>222,3962207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1486" calcext:value-type="float">
            <text:p>1041486</text:p>
          </table:table-cell>
          <table:table-cell office:value-type="float" office:value="-0.47050666809082" calcext:value-type="float">
            <text:p>-0,470506668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53.7791666667" calcext:value-type="float">
            <text:p>10553,7791666667</text:p>
          </table:table-cell>
          <table:table-cell office:value-type="float" office:value="37775436.9785217" calcext:value-type="float">
            <text:p>37775436,9785217</text:p>
          </table:table-cell>
          <table:table-cell office:value-type="float" office:value="6096477.46523034" calcext:value-type="float">
            <text:p>6096477,46523034</text:p>
          </table:table-cell>
          <table:table-cell office:value-type="float" office:value="1620591.71069047" calcext:value-type="float">
            <text:p>1620591,71069047</text:p>
          </table:table-cell>
          <table:table-cell office:value-type="float" office:value="37775436.9785217" calcext:value-type="float">
            <text:p>37775436,9785217</text:p>
          </table:table-cell>
          <table:table-cell office:value-type="float" office:value="1620591.71069047" calcext:value-type="float">
            <text:p>1620591,71069047</text:p>
          </table:table-cell>
          <table:table-cell office:value-type="float" office:value="222.313909438346" calcext:value-type="float">
            <text:p>222,31390943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1662" calcext:value-type="float">
            <text:p>1041662</text:p>
          </table:table-cell>
          <table:table-cell office:value-type="float" office:value="0.712486267089844" calcext:value-type="float">
            <text:p>0,712486267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59.6583333333" calcext:value-type="float">
            <text:p>10559,6583333333</text:p>
          </table:table-cell>
          <table:table-cell office:value-type="float" office:value="37751617.0362799" calcext:value-type="float">
            <text:p>37751617,0362799</text:p>
          </table:table-cell>
          <table:table-cell office:value-type="float" office:value="6097225.3238298" calcext:value-type="float">
            <text:p>6097225,3238298</text:p>
          </table:table-cell>
          <table:table-cell office:value-type="float" office:value="1621554.32728956" calcext:value-type="float">
            <text:p>1621554,32728956</text:p>
          </table:table-cell>
          <table:table-cell office:value-type="float" office:value="37751617.0362799" calcext:value-type="float">
            <text:p>37751617,0362799</text:p>
          </table:table-cell>
          <table:table-cell office:value-type="float" office:value="1621554.32728956" calcext:value-type="float">
            <text:p>1621554,32728956</text:p>
          </table:table-cell>
          <table:table-cell office:value-type="float" office:value="222.403772148774" calcext:value-type="float">
            <text:p>222,4037721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2168" calcext:value-type="float">
            <text:p>1042168</text:p>
          </table:table-cell>
          <table:table-cell office:value-type="float" office:value="-0.480260848999023" calcext:value-type="float">
            <text:p>-0,48026084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6.9875" calcext:value-type="float">
            <text:p>10566,9875</text:p>
          </table:table-cell>
          <table:table-cell office:value-type="float" office:value="37775269.1843794" calcext:value-type="float">
            <text:p>37775269,1843794</text:p>
          </table:table-cell>
          <table:table-cell office:value-type="float" office:value="6098027.99137629" calcext:value-type="float">
            <text:p>6098027,99137629</text:p>
          </table:table-cell>
          <table:table-cell office:value-type="float" office:value="1622587.50582406" calcext:value-type="float">
            <text:p>1622587,50582406</text:p>
          </table:table-cell>
          <table:table-cell office:value-type="float" office:value="37775269.1843794" calcext:value-type="float">
            <text:p>37775269,1843794</text:p>
          </table:table-cell>
          <table:table-cell office:value-type="float" office:value="1622587.50582406" calcext:value-type="float">
            <text:p>1622587,50582406</text:p>
          </table:table-cell>
          <table:table-cell office:value-type="float" office:value="222.415268705298" calcext:value-type="float">
            <text:p>222,4152687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1738" calcext:value-type="float">
            <text:p>1041738</text:p>
          </table:table-cell>
          <table:table-cell office:value-type="float" office:value="0.169741630554199" calcext:value-type="float">
            <text:p>0,169741630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0.4916666667" calcext:value-type="float">
            <text:p>10560,4916666667</text:p>
          </table:table-cell>
          <table:table-cell office:value-type="float" office:value="37789736.6998677" calcext:value-type="float">
            <text:p>37789736,6998677</text:p>
          </table:table-cell>
          <table:table-cell office:value-type="float" office:value="6097567.9945668" calcext:value-type="float">
            <text:p>6097567,9945668</text:p>
          </table:table-cell>
          <table:table-cell office:value-type="float" office:value="1621972.53655193" calcext:value-type="float">
            <text:p>1621972,53655193</text:p>
          </table:table-cell>
          <table:table-cell office:value-type="float" office:value="37789736.6998677" calcext:value-type="float">
            <text:p>37789736,6998677</text:p>
          </table:table-cell>
          <table:table-cell office:value-type="float" office:value="1621972.53655193" calcext:value-type="float">
            <text:p>1621972,53655193</text:p>
          </table:table-cell>
          <table:table-cell office:value-type="float" office:value="222.475344707087" calcext:value-type="float">
            <text:p>222,47534470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1764" calcext:value-type="float">
            <text:p>1041764</text:p>
          </table:table-cell>
          <table:table-cell office:value-type="float" office:value="0.498802185058594" calcext:value-type="float">
            <text:p>0,498802185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1.7791666667" calcext:value-type="float">
            <text:p>10561,7791666667</text:p>
          </table:table-cell>
          <table:table-cell office:value-type="float" office:value="37766337.8374626" calcext:value-type="float">
            <text:p>37766337,8374626</text:p>
          </table:table-cell>
          <table:table-cell office:value-type="float" office:value="6093462.00603183" calcext:value-type="float">
            <text:p>6093462,00603183</text:p>
          </table:table-cell>
          <table:table-cell office:value-type="float" office:value="1616833.47061142" calcext:value-type="float">
            <text:p>1616833,47061142</text:p>
          </table:table-cell>
          <table:table-cell office:value-type="float" office:value="37766337.8374626" calcext:value-type="float">
            <text:p>37766337,8374626</text:p>
          </table:table-cell>
          <table:table-cell office:value-type="float" office:value="1616833.47061142" calcext:value-type="float">
            <text:p>1616833,47061142</text:p>
          </table:table-cell>
          <table:table-cell office:value-type="float" office:value="222.566876169626" calcext:value-type="float">
            <text:p>222,5668761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2042" calcext:value-type="float">
            <text:p>1042042</text:p>
          </table:table-cell>
          <table:table-cell office:value-type="float" office:value="-0.768921852111816" calcext:value-type="float">
            <text:p>-0,768921852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7.6708333333" calcext:value-type="float">
            <text:p>10567,6708333333</text:p>
          </table:table-cell>
          <table:table-cell office:value-type="float" office:value="37780435.0154157" calcext:value-type="float">
            <text:p>37780435,0154157</text:p>
          </table:table-cell>
          <table:table-cell office:value-type="float" office:value="6095333.57631299" calcext:value-type="float">
            <text:p>6095333,57631299</text:p>
          </table:table-cell>
          <table:table-cell office:value-type="float" office:value="1619165.51487657" calcext:value-type="float">
            <text:p>1619165,51487657</text:p>
          </table:table-cell>
          <table:table-cell office:value-type="float" office:value="37780435.0154157" calcext:value-type="float">
            <text:p>37780435,0154157</text:p>
          </table:table-cell>
          <table:table-cell office:value-type="float" office:value="1619165.51487657" calcext:value-type="float">
            <text:p>1619165,51487657</text:p>
          </table:table-cell>
          <table:table-cell office:value-type="float" office:value="222.376714584645" calcext:value-type="float">
            <text:p>222,37671458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2224" calcext:value-type="float">
            <text:p>1042224</text:p>
          </table:table-cell>
          <table:table-cell office:value-type="float" office:value="0.338516235351562" calcext:value-type="float">
            <text:p>0,338516235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569.2916666667" calcext:value-type="float">
            <text:p>10569,2916666667</text:p>
          </table:table-cell>
          <table:table-cell office:value-type="float" office:value="37765140.1395069" calcext:value-type="float">
            <text:p>37765140,1395069</text:p>
          </table:table-cell>
          <table:table-cell office:value-type="float" office:value="6096378.96701265" calcext:value-type="float">
            <text:p>6096378,96701265</text:p>
          </table:table-cell>
          <table:table-cell office:value-type="float" office:value="1620465.95474668" calcext:value-type="float">
            <text:p>1620465,95474668</text:p>
          </table:table-cell>
          <table:table-cell office:value-type="float" office:value="37765140.1395069" calcext:value-type="float">
            <text:p>37765140,1395069</text:p>
          </table:table-cell>
          <table:table-cell office:value-type="float" office:value="1620465.95474668" calcext:value-type="float">
            <text:p>1620465,95474668</text:p>
          </table:table-cell>
          <table:table-cell office:value-type="float" office:value="222.53795112872" calcext:value-type="float">
            <text:p>222,537951128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AVERAGE([.A2:.A31])" office:value-type="float" office:value="23.6" calcext:value-type="float">
            <text:p>23,6</text:p>
          </table:table-cell>
          <table:table-cell table:formula="of:=AVERAGE([.B2:.B31])" office:value-type="float" office:value="1042033.26666667" calcext:value-type="float">
            <text:p>1042033,26666667</text:p>
          </table:table-cell>
          <table:table-cell table:formula="of:=AVERAGE([.C2:.C31])" office:value-type="float" office:value="0.0310386975606283" calcext:value-type="float">
            <text:p>0,0310386976</text:p>
          </table:table-cell>
          <table:table-cell table:formula="of:=AVERAGE([.D2:.D31])" office:value-type="float" office:value="60" calcext:value-type="float">
            <text:p>60</text:p>
          </table:table-cell>
          <table:table-cell table:formula="of:=AVERAGE([.E2:.E31])" office:value-type="float" office:value="43" calcext:value-type="float">
            <text:p>43</text:p>
          </table:table-cell>
          <table:table-cell table:formula="of:=AVERAGE([.F2:.F31])" office:value-type="float" office:value="1" calcext:value-type="float">
            <text:p>1</text:p>
          </table:table-cell>
          <table:table-cell table:formula="of:=AVERAGE([.G2:.G31])" office:value-type="float" office:value="362324.130555556" calcext:value-type="float">
            <text:p>362324,130555556</text:p>
          </table:table-cell>
          <table:table-cell table:formula="of:=AVERAGE([.H2:.H31])" office:value-type="float" office:value="37773570.5791573" calcext:value-type="float">
            <text:p>37773570,5791573</text:p>
          </table:table-cell>
          <table:table-cell table:formula="of:=AVERAGE([.I2:.I31])" office:value-type="float" office:value="6096322.17490648" calcext:value-type="float">
            <text:p>6096322,17490648</text:p>
          </table:table-cell>
          <table:table-cell table:formula="of:=AVERAGE([.J2:.J31])" office:value-type="float" office:value="1620441.41114395" calcext:value-type="float">
            <text:p>1620441,41114395</text:p>
          </table:table-cell>
          <table:table-cell table:formula="of:=AVERAGE([.K2:.K31])" office:value-type="float" office:value="37773570.5791573" calcext:value-type="float">
            <text:p>37773570,5791573</text:p>
          </table:table-cell>
          <table:table-cell table:formula="of:=AVERAGE([.L2:.L31])" office:value-type="float" office:value="1620441.41114395" calcext:value-type="float">
            <text:p>1620441,41114395</text:p>
          </table:table-cell>
          <table:table-cell table:formula="of:=AVERAGE([.M2:.M31])" office:value-type="float" office:value="222.573482835912" calcext:value-type="float">
            <text:p>222,5734828359</text:p>
          </table:table-cell>
        </table:table-row>
      </table:table>
      <table:table table:name="EDGE-DISTRUBUTED-PROCESSIN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Total Execution Time(s)</text:p>
          </table:table-cell>
          <table:table-cell office:value-type="string" calcext:value-type="string">
            <text:p>Logged Events</text:p>
          </table:table-cell>
          <table:table-cell office:value-type="string" calcext:value-type="string">
            <text:p>Total Used Memory(GB)</text:p>
          </table:table-cell>
          <table:table-cell office:value-type="string" calcext:value-type="string">
            <text:p>Total Connected Fog Devices</text:p>
          </table:table-cell>
          <table:table-cell office:value-type="string" calcext:value-type="string">
            <text:p>Total Connected Network Devices</text:p>
          </table:table-cell>
          <table:table-cell office:value-type="string" calcext:value-type="string">
            <text:p>Total Cloud DataCenters</text:p>
          </table:table-cell>
          <table:table-cell office:value-type="string" calcext:value-type="string">
            <text:p>Total network Usage(MB)</text:p>
          </table:table-cell>
          <table:table-cell office:value-type="string" calcext:value-type="string">
            <text:p>Total All Power Consumed(Watt)</text:p>
          </table:table-cell>
          <table:table-cell office:value-type="string" calcext:value-type="string">
            <text:p>Total Power Consumed by Cloud(Watt)</text:p>
          </table:table-cell>
          <table:table-cell office:value-type="string" calcext:value-type="string">
            <text:p>Total Cost of Cloud Services</text:p>
          </table:table-cell>
          <table:table-cell office:value-type="string" calcext:value-type="string">
            <text:p>Total Power Consumed by Edge Device(Watt)</text:p>
          </table:table-cell>
          <table:table-cell office:value-type="string" calcext:value-type="string">
            <text:p>Total Cost of Edge Devices</text:p>
          </table:table-cell>
          <table:table-cell office:value-type="string" calcext:value-type="string">
            <text:p>Loop Delay Average - [VIDEOFRAME, video_motion_detector, car_deep_detector, post-processing, user_interface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1040" calcext:value-type="float">
            <text:p>221040</text:p>
          </table:table-cell>
          <table:table-cell office:value-type="float" office:value="0.368012428283691" calcext:value-type="float">
            <text:p>0,368012428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6.2333333333333" calcext:value-type="float">
            <text:p>96,2333333333</text:p>
          </table:table-cell>
          <table:table-cell office:value-type="float" office:value="37365913.5480045" calcext:value-type="float">
            <text:p>37365913,5480045</text:p>
          </table:table-cell>
          <table:table-cell office:value-type="float" office:value="4928942.63733784" calcext:value-type="float">
            <text:p>4928942,63733784</text:p>
          </table:table-cell>
          <table:table-cell office:value-type="float" office:value="175371.115707691" calcext:value-type="float">
            <text:p>175371,115707691</text:p>
          </table:table-cell>
          <table:table-cell office:value-type="float" office:value="37365913.5480045" calcext:value-type="float">
            <text:p>37365913,5480045</text:p>
          </table:table-cell>
          <table:table-cell office:value-type="float" office:value="175371.115707691" calcext:value-type="float">
            <text:p>175371,115707691</text:p>
          </table:table-cell>
          <table:table-cell office:value-type="float" office:value="277.937434670956" calcext:value-type="float">
            <text:p>277,9374346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1168" calcext:value-type="float">
            <text:p>221168</text:p>
          </table:table-cell>
          <table:table-cell office:value-type="float" office:value="-0.0142221450805664" calcext:value-type="float">
            <text:p>-0,014222145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.6958333333333" calcext:value-type="float">
            <text:p>97,6958333333</text:p>
          </table:table-cell>
          <table:table-cell office:value-type="float" office:value="37350261.3493247" calcext:value-type="float">
            <text:p>37350261,3493247</text:p>
          </table:table-cell>
          <table:table-cell office:value-type="float" office:value="4933367.26736804" calcext:value-type="float">
            <text:p>4933367,26736804</text:p>
          </table:table-cell>
          <table:table-cell office:value-type="float" office:value="179004.546105799" calcext:value-type="float">
            <text:p>179004,546105799</text:p>
          </table:table-cell>
          <table:table-cell office:value-type="float" office:value="37350261.3493247" calcext:value-type="float">
            <text:p>37350261,3493247</text:p>
          </table:table-cell>
          <table:table-cell office:value-type="float" office:value="179004.546105799" calcext:value-type="float">
            <text:p>179004,546105799</text:p>
          </table:table-cell>
          <table:table-cell office:value-type="float" office:value="273.581494070375" calcext:value-type="float">
            <text:p>273,5814940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1038" calcext:value-type="float">
            <text:p>221038</text:p>
          </table:table-cell>
          <table:table-cell office:value-type="float" office:value="0.20616626739502" calcext:value-type="float">
            <text:p>0,206166267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5.5375" calcext:value-type="float">
            <text:p>95,5375</text:p>
          </table:table-cell>
          <table:table-cell office:value-type="float" office:value="37358399.5560355" calcext:value-type="float">
            <text:p>37358399,5560355</text:p>
          </table:table-cell>
          <table:table-cell office:value-type="float" office:value="4921557.08201754" calcext:value-type="float">
            <text:p>4921557,08201754</text:p>
          </table:table-cell>
          <table:table-cell office:value-type="float" office:value="171620.303426828" calcext:value-type="float">
            <text:p>171620,303426828</text:p>
          </table:table-cell>
          <table:table-cell office:value-type="float" office:value="37358399.5560355" calcext:value-type="float">
            <text:p>37358399,5560355</text:p>
          </table:table-cell>
          <table:table-cell office:value-type="float" office:value="171620.303426828" calcext:value-type="float">
            <text:p>171620,303426828</text:p>
          </table:table-cell>
          <table:table-cell office:value-type="float" office:value="273.054088423939" calcext:value-type="float">
            <text:p>273,05408842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0632" calcext:value-type="float">
            <text:p>220632</text:p>
          </table:table-cell>
          <table:table-cell office:value-type="float" office:value="0.0381975173950195" calcext:value-type="float">
            <text:p>0,038197517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7.7208333333333" calcext:value-type="float">
            <text:p>87,7208333333</text:p>
          </table:table-cell>
          <table:table-cell office:value-type="float" office:value="37379148.7929467" calcext:value-type="float">
            <text:p>37379148,7929467</text:p>
          </table:table-cell>
          <table:table-cell office:value-type="float" office:value="4945054.21161259" calcext:value-type="float">
            <text:p>4945054,21161259</text:p>
          </table:table-cell>
          <table:table-cell office:value-type="float" office:value="188271.341884161" calcext:value-type="float">
            <text:p>188271,341884161</text:p>
          </table:table-cell>
          <table:table-cell office:value-type="float" office:value="37379148.7929467" calcext:value-type="float">
            <text:p>37379148,7929467</text:p>
          </table:table-cell>
          <table:table-cell office:value-type="float" office:value="188271.341884161" calcext:value-type="float">
            <text:p>188271,341884161</text:p>
          </table:table-cell>
          <table:table-cell office:value-type="float" office:value="275.769499400717" calcext:value-type="float">
            <text:p>275,7694994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602" calcext:value-type="float">
            <text:p>220602</text:p>
          </table:table-cell>
          <table:table-cell office:value-type="float" office:value="-0.127659797668457" calcext:value-type="float">
            <text:p>-0,1276597977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7.7125" calcext:value-type="float">
            <text:p>87,7125</text:p>
          </table:table-cell>
          <table:table-cell office:value-type="float" office:value="37579374.4528383" calcext:value-type="float">
            <text:p>37579374,4528383</text:p>
          </table:table-cell>
          <table:table-cell office:value-type="float" office:value="5136946.56786979" calcext:value-type="float">
            <text:p>5136946,56786979</text:p>
          </table:table-cell>
          <table:table-cell office:value-type="float" office:value="440609.127114137" calcext:value-type="float">
            <text:p>440609,127114137</text:p>
          </table:table-cell>
          <table:table-cell office:value-type="float" office:value="37579374.4528383" calcext:value-type="float">
            <text:p>37579374,4528383</text:p>
          </table:table-cell>
          <table:table-cell office:value-type="float" office:value="440609.127114137" calcext:value-type="float">
            <text:p>440609,127114137</text:p>
          </table:table-cell>
          <table:table-cell office:value-type="float" office:value="279.162075595995" calcext:value-type="float">
            <text:p>279,1620755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0652" calcext:value-type="float">
            <text:p>220652</text:p>
          </table:table-cell>
          <table:table-cell office:value-type="float" office:value="-0.0910205841064453" calcext:value-type="float">
            <text:p>-0,091020584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7.9291666666667" calcext:value-type="float">
            <text:p>87,9291666667</text:p>
          </table:table-cell>
          <table:table-cell office:value-type="float" office:value="37374646.6344121" calcext:value-type="float">
            <text:p>37374646,6344121</text:p>
          </table:table-cell>
          <table:table-cell office:value-type="float" office:value="4947196.32475812" calcext:value-type="float">
            <text:p>4947196,32475812</text:p>
          </table:table-cell>
          <table:table-cell office:value-type="float" office:value="191839.40534234" calcext:value-type="float">
            <text:p>191839,40534234</text:p>
          </table:table-cell>
          <table:table-cell office:value-type="float" office:value="37374646.6344121" calcext:value-type="float">
            <text:p>37374646,6344121</text:p>
          </table:table-cell>
          <table:table-cell office:value-type="float" office:value="191839.40534234" calcext:value-type="float">
            <text:p>191839,40534234</text:p>
          </table:table-cell>
          <table:table-cell office:value-type="float" office:value="274.154638641683" calcext:value-type="float">
            <text:p>274,15463864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1020" calcext:value-type="float">
            <text:p>221020</text:p>
          </table:table-cell>
          <table:table-cell office:value-type="float" office:value="-0.0430793762207031" calcext:value-type="float">
            <text:p>-0,043079376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6225" calcext:value-type="float">
            <text:p>96225</text:p>
          </table:table-cell>
          <table:table-cell office:value-type="float" office:value="37397786.3548752" calcext:value-type="float">
            <text:p>37397786,3548752</text:p>
          </table:table-cell>
          <table:table-cell office:value-type="float" office:value="4986686.41674841" calcext:value-type="float">
            <text:p>4986686,41674841</text:p>
          </table:table-cell>
          <table:table-cell office:value-type="float" office:value="239146.350326407" calcext:value-type="float">
            <text:p>239146,350326407</text:p>
          </table:table-cell>
          <table:table-cell office:value-type="float" office:value="37397786.3548752" calcext:value-type="float">
            <text:p>37397786,3548752</text:p>
          </table:table-cell>
          <table:table-cell office:value-type="float" office:value="239146.350326407" calcext:value-type="float">
            <text:p>239146,350326407</text:p>
          </table:table-cell>
          <table:table-cell office:value-type="float" office:value="274.118416829634" calcext:value-type="float">
            <text:p>274,11841682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1160" calcext:value-type="float">
            <text:p>221160</text:p>
          </table:table-cell>
          <table:table-cell office:value-type="float" office:value="0.0724821090698242" calcext:value-type="float">
            <text:p>0,0724821091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.5333333333333" calcext:value-type="float">
            <text:p>97,5333333333</text:p>
          </table:table-cell>
          <table:table-cell office:value-type="float" office:value="37432190.3934146" calcext:value-type="float">
            <text:p>37432190,3934146</text:p>
          </table:table-cell>
          <table:table-cell office:value-type="float" office:value="5005794.5689797" calcext:value-type="float">
            <text:p>5005794,5689797</text:p>
          </table:table-cell>
          <table:table-cell office:value-type="float" office:value="272003.639588796" calcext:value-type="float">
            <text:p>272003,639588796</text:p>
          </table:table-cell>
          <table:table-cell office:value-type="float" office:value="37432190.3934146" calcext:value-type="float">
            <text:p>37432190,3934146</text:p>
          </table:table-cell>
          <table:table-cell office:value-type="float" office:value="272003.639588796" calcext:value-type="float">
            <text:p>272003,639588796</text:p>
          </table:table-cell>
          <table:table-cell office:value-type="float" office:value="277.553707241687" calcext:value-type="float">
            <text:p>277,55370724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794" calcext:value-type="float">
            <text:p>220794</text:p>
          </table:table-cell>
          <table:table-cell office:value-type="float" office:value="0.419875144958496" calcext:value-type="float">
            <text:p>0,41987514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0.6625" calcext:value-type="float">
            <text:p>90,6625</text:p>
          </table:table-cell>
          <table:table-cell office:value-type="float" office:value="37343874.9813983" calcext:value-type="float">
            <text:p>37343874,9813983</text:p>
          </table:table-cell>
          <table:table-cell office:value-type="float" office:value="4919658.65461645" calcext:value-type="float">
            <text:p>4919658,65461645</text:p>
          </table:table-cell>
          <table:table-cell office:value-type="float" office:value="159556.319694232" calcext:value-type="float">
            <text:p>159556,319694232</text:p>
          </table:table-cell>
          <table:table-cell office:value-type="float" office:value="37343874.9813983" calcext:value-type="float">
            <text:p>37343874,9813983</text:p>
          </table:table-cell>
          <table:table-cell office:value-type="float" office:value="159556.319694232" calcext:value-type="float">
            <text:p>159556,319694232</text:p>
          </table:table-cell>
          <table:table-cell office:value-type="float" office:value="275.150560298584" calcext:value-type="float">
            <text:p>275,1505602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916" calcext:value-type="float">
            <text:p>220916</text:p>
          </table:table-cell>
          <table:table-cell office:value-type="float" office:value="-0.372454643249512" calcext:value-type="float">
            <text:p>-0,372454643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.0583333333333" calcext:value-type="float">
            <text:p>93,0583333333</text:p>
          </table:table-cell>
          <table:table-cell office:value-type="float" office:value="37363189.5006236" calcext:value-type="float">
            <text:p>37363189,5006236</text:p>
          </table:table-cell>
          <table:table-cell office:value-type="float" office:value="4946707.96255358" calcext:value-type="float">
            <text:p>4946707,96255358</text:p>
          </table:table-cell>
          <table:table-cell office:value-type="float" office:value="190094.59481125" calcext:value-type="float">
            <text:p>190094,59481125</text:p>
          </table:table-cell>
          <table:table-cell office:value-type="float" office:value="37363189.5006236" calcext:value-type="float">
            <text:p>37363189,5006236</text:p>
          </table:table-cell>
          <table:table-cell office:value-type="float" office:value="190094.59481125" calcext:value-type="float">
            <text:p>190094,59481125</text:p>
          </table:table-cell>
          <table:table-cell office:value-type="float" office:value="273.506058251859" calcext:value-type="float">
            <text:p>273,5060582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568" calcext:value-type="float">
            <text:p>220568</text:p>
          </table:table-cell>
          <table:table-cell office:value-type="float" office:value="0.156647682189941" calcext:value-type="float">
            <text:p>0,156647682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8.4708333333333" calcext:value-type="float">
            <text:p>88,4708333333</text:p>
          </table:table-cell>
          <table:table-cell office:value-type="float" office:value="37381888.7834974" calcext:value-type="float">
            <text:p>37381888,7834974</text:p>
          </table:table-cell>
          <table:table-cell office:value-type="float" office:value="4952753.9271209" calcext:value-type="float">
            <text:p>4952753,9271209</text:p>
          </table:table-cell>
          <table:table-cell office:value-type="float" office:value="199655.962425704" calcext:value-type="float">
            <text:p>199655,962425704</text:p>
          </table:table-cell>
          <table:table-cell office:value-type="float" office:value="37381888.7834974" calcext:value-type="float">
            <text:p>37381888,7834974</text:p>
          </table:table-cell>
          <table:table-cell office:value-type="float" office:value="199655.962425704" calcext:value-type="float">
            <text:p>199655,962425704</text:p>
          </table:table-cell>
          <table:table-cell office:value-type="float" office:value="277.259212133098" calcext:value-type="float">
            <text:p>277,25921213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1328" calcext:value-type="float">
            <text:p>221328</text:p>
          </table:table-cell>
          <table:table-cell office:value-type="float" office:value="-0.288783073425293" calcext:value-type="float">
            <text:p>-0,288783073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.9625" calcext:value-type="float">
            <text:p>100,9625</text:p>
          </table:table-cell>
          <table:table-cell office:value-type="float" office:value="37355770.2851973" calcext:value-type="float">
            <text:p>37355770,2851973</text:p>
          </table:table-cell>
          <table:table-cell office:value-type="float" office:value="4941762.2519396" calcext:value-type="float">
            <text:p>4941762,2519396</text:p>
          </table:table-cell>
          <table:table-cell office:value-type="float" office:value="208237.822575173" calcext:value-type="float">
            <text:p>208237,822575173</text:p>
          </table:table-cell>
          <table:table-cell office:value-type="float" office:value="37355770.2851973" calcext:value-type="float">
            <text:p>37355770,2851973</text:p>
          </table:table-cell>
          <table:table-cell office:value-type="float" office:value="208237.822575173" calcext:value-type="float">
            <text:p>208237,822575173</text:p>
          </table:table-cell>
          <table:table-cell office:value-type="float" office:value="274.127163377805" calcext:value-type="float">
            <text:p>274,1271633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840" calcext:value-type="float">
            <text:p>220840</text:p>
          </table:table-cell>
          <table:table-cell office:value-type="float" office:value="0.595908164978027" calcext:value-type="float">
            <text:p>0,59590816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1.7583333333333" calcext:value-type="float">
            <text:p>91,7583333333</text:p>
          </table:table-cell>
          <table:table-cell office:value-type="float" office:value="37384189.2660689" calcext:value-type="float">
            <text:p>37384189,2660689</text:p>
          </table:table-cell>
          <table:table-cell office:value-type="float" office:value="4941014.00430127" calcext:value-type="float">
            <text:p>4941014,00430127</text:p>
          </table:table-cell>
          <table:table-cell office:value-type="float" office:value="186275.092465483" calcext:value-type="float">
            <text:p>186275,092465483</text:p>
          </table:table-cell>
          <table:table-cell office:value-type="float" office:value="37384189.2660689" calcext:value-type="float">
            <text:p>37384189,2660689</text:p>
          </table:table-cell>
          <table:table-cell office:value-type="float" office:value="186275.092465483" calcext:value-type="float">
            <text:p>186275,092465483</text:p>
          </table:table-cell>
          <table:table-cell office:value-type="float" office:value="275.345729474466" calcext:value-type="float">
            <text:p>275,34572947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816" calcext:value-type="float">
            <text:p>220816</text:p>
          </table:table-cell>
          <table:table-cell office:value-type="float" office:value="-0.417372703552246" calcext:value-type="float">
            <text:p>-0,417372703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0.9666666666667" calcext:value-type="float">
            <text:p>90,9666666667</text:p>
          </table:table-cell>
          <table:table-cell office:value-type="float" office:value="37391943.9326434" calcext:value-type="float">
            <text:p>37391943,9326434</text:p>
          </table:table-cell>
          <table:table-cell office:value-type="float" office:value="4946487.50526109" calcext:value-type="float">
            <text:p>4946487,50526109</text:p>
          </table:table-cell>
          <table:table-cell office:value-type="float" office:value="194212.215323041" calcext:value-type="float">
            <text:p>194212,215323041</text:p>
          </table:table-cell>
          <table:table-cell office:value-type="float" office:value="37391943.9326434" calcext:value-type="float">
            <text:p>37391943,9326434</text:p>
          </table:table-cell>
          <table:table-cell office:value-type="float" office:value="194212.215323041" calcext:value-type="float">
            <text:p>194212,215323041</text:p>
          </table:table-cell>
          <table:table-cell office:value-type="float" office:value="276.042478334707" calcext:value-type="float">
            <text:p>276,0424783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698" calcext:value-type="float">
            <text:p>220698</text:p>
          </table:table-cell>
          <table:table-cell office:value-type="float" office:value="0.51694393157959" calcext:value-type="float">
            <text:p>0,5169439316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8.6416666666667" calcext:value-type="float">
            <text:p>88,6416666667</text:p>
          </table:table-cell>
          <table:table-cell office:value-type="float" office:value="37366952.7159056" calcext:value-type="float">
            <text:p>37366952,7159056</text:p>
          </table:table-cell>
          <table:table-cell office:value-type="float" office:value="4944894.44625715" calcext:value-type="float">
            <text:p>4944894,44625715</text:p>
          </table:table-cell>
          <table:table-cell office:value-type="float" office:value="191477.866731292" calcext:value-type="float">
            <text:p>191477,866731292</text:p>
          </table:table-cell>
          <table:table-cell office:value-type="float" office:value="37366952.7159056" calcext:value-type="float">
            <text:p>37366952,7159056</text:p>
          </table:table-cell>
          <table:table-cell office:value-type="float" office:value="191477.866731292" calcext:value-type="float">
            <text:p>191477,866731292</text:p>
          </table:table-cell>
          <table:table-cell office:value-type="float" office:value="272.069971880218" calcext:value-type="float">
            <text:p>272,06997188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1090" calcext:value-type="float">
            <text:p>221090</text:p>
          </table:table-cell>
          <table:table-cell office:value-type="float" office:value="-0.66527271270752" calcext:value-type="float">
            <text:p>-0,6652727127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6.6083333333333" calcext:value-type="float">
            <text:p>96,6083333333</text:p>
          </table:table-cell>
          <table:table-cell office:value-type="float" office:value="37359074.98559" calcext:value-type="float">
            <text:p>37359074,98559</text:p>
          </table:table-cell>
          <table:table-cell office:value-type="float" office:value="4927684.96629672" calcext:value-type="float">
            <text:p>4927684,96629672</text:p>
          </table:table-cell>
          <table:table-cell office:value-type="float" office:value="173969.806053667" calcext:value-type="float">
            <text:p>173969,806053667</text:p>
          </table:table-cell>
          <table:table-cell office:value-type="float" office:value="37359074.98559" calcext:value-type="float">
            <text:p>37359074,98559</text:p>
          </table:table-cell>
          <table:table-cell office:value-type="float" office:value="173969.806053667" calcext:value-type="float">
            <text:p>173969,806053667</text:p>
          </table:table-cell>
          <table:table-cell office:value-type="float" office:value="273.488209322922" calcext:value-type="float">
            <text:p>273,48820932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928" calcext:value-type="float">
            <text:p>220928</text:p>
          </table:table-cell>
          <table:table-cell office:value-type="float" office:value="0.0363674163818359" calcext:value-type="float">
            <text:p>0,036367416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4.0041666666667" calcext:value-type="float">
            <text:p>94,0041666667</text:p>
          </table:table-cell>
          <table:table-cell office:value-type="float" office:value="37356402.6555897" calcext:value-type="float">
            <text:p>37356402,6555897</text:p>
          </table:table-cell>
          <table:table-cell office:value-type="float" office:value="4932640.58425852" calcext:value-type="float">
            <text:p>4932640,58425852</text:p>
          </table:table-cell>
          <table:table-cell office:value-type="float" office:value="193501.861940669" calcext:value-type="float">
            <text:p>193501,861940669</text:p>
          </table:table-cell>
          <table:table-cell office:value-type="float" office:value="37356402.6555897" calcext:value-type="float">
            <text:p>37356402,6555897</text:p>
          </table:table-cell>
          <table:table-cell office:value-type="float" office:value="193501.861940669" calcext:value-type="float">
            <text:p>193501,861940669</text:p>
          </table:table-cell>
          <table:table-cell office:value-type="float" office:value="272.812425755866" calcext:value-type="float">
            <text:p>272,81242575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954" calcext:value-type="float">
            <text:p>220954</text:p>
          </table:table-cell>
          <table:table-cell office:value-type="float" office:value="0.47898006439209" calcext:value-type="float">
            <text:p>0,478980064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.05" calcext:value-type="float">
            <text:p>93,05</text:p>
          </table:table-cell>
          <table:table-cell office:value-type="float" office:value="37376954.0299815" calcext:value-type="float">
            <text:p>37376954,0299815</text:p>
          </table:table-cell>
          <table:table-cell office:value-type="float" office:value="4944623.08223405" calcext:value-type="float">
            <text:p>4944623,08223405</text:p>
          </table:table-cell>
          <table:table-cell office:value-type="float" office:value="203535.479954187" calcext:value-type="float">
            <text:p>203535,479954187</text:p>
          </table:table-cell>
          <table:table-cell office:value-type="float" office:value="37376954.0299815" calcext:value-type="float">
            <text:p>37376954,0299815</text:p>
          </table:table-cell>
          <table:table-cell office:value-type="float" office:value="203535.479954187" calcext:value-type="float">
            <text:p>203535,479954187</text:p>
          </table:table-cell>
          <table:table-cell office:value-type="float" office:value="273.092739181873" calcext:value-type="float">
            <text:p>273,09273918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094" calcext:value-type="float">
            <text:p>221094</text:p>
          </table:table-cell>
          <table:table-cell office:value-type="float" office:value="-0.286323547363281" calcext:value-type="float">
            <text:p>-0,286323547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4.9833333333333" calcext:value-type="float">
            <text:p>94,9833333333</text:p>
          </table:table-cell>
          <table:table-cell office:value-type="float" office:value="37370436.2297777" calcext:value-type="float">
            <text:p>37370436,2297777</text:p>
          </table:table-cell>
          <table:table-cell office:value-type="float" office:value="4932230.81500587" calcext:value-type="float">
            <text:p>4932230,81500587</text:p>
          </table:table-cell>
          <table:table-cell office:value-type="float" office:value="201684.609058565" calcext:value-type="float">
            <text:p>201684,609058565</text:p>
          </table:table-cell>
          <table:table-cell office:value-type="float" office:value="37370436.2297777" calcext:value-type="float">
            <text:p>37370436,2297777</text:p>
          </table:table-cell>
          <table:table-cell office:value-type="float" office:value="201684.609058565" calcext:value-type="float">
            <text:p>201684,609058565</text:p>
          </table:table-cell>
          <table:table-cell office:value-type="float" office:value="274.686227812753" calcext:value-type="float">
            <text:p>274,6862278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1234" calcext:value-type="float">
            <text:p>221234</text:p>
          </table:table-cell>
          <table:table-cell office:value-type="float" office:value="0.483186721801758" calcext:value-type="float">
            <text:p>0,483186721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8.3958333333333" calcext:value-type="float">
            <text:p>98,3958333333</text:p>
          </table:table-cell>
          <table:table-cell office:value-type="float" office:value="37376027.4491807" calcext:value-type="float">
            <text:p>37376027,4491807</text:p>
          </table:table-cell>
          <table:table-cell office:value-type="float" office:value="4949255.23054669" calcext:value-type="float">
            <text:p>4949255,23054669</text:p>
          </table:table-cell>
          <table:table-cell office:value-type="float" office:value="192051.951408055" calcext:value-type="float">
            <text:p>192051,951408055</text:p>
          </table:table-cell>
          <table:table-cell office:value-type="float" office:value="37376027.4491807" calcext:value-type="float">
            <text:p>37376027,4491807</text:p>
          </table:table-cell>
          <table:table-cell office:value-type="float" office:value="192051.951408055" calcext:value-type="float">
            <text:p>192051,951408055</text:p>
          </table:table-cell>
          <table:table-cell office:value-type="float" office:value="274.969107017001" calcext:value-type="float">
            <text:p>274,969107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904" calcext:value-type="float">
            <text:p>220904</text:p>
          </table:table-cell>
          <table:table-cell office:value-type="float" office:value="-0.643682479858398" calcext:value-type="float">
            <text:p>-0,643682479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.8708333333333" calcext:value-type="float">
            <text:p>93,8708333333</text:p>
          </table:table-cell>
          <table:table-cell office:value-type="float" office:value="37381960.177308" calcext:value-type="float">
            <text:p>37381960,177308</text:p>
          </table:table-cell>
          <table:table-cell office:value-type="float" office:value="4946489.24092413" calcext:value-type="float">
            <text:p>4946489,24092413</text:p>
          </table:table-cell>
          <table:table-cell office:value-type="float" office:value="196993.642542726" calcext:value-type="float">
            <text:p>196993,642542726</text:p>
          </table:table-cell>
          <table:table-cell office:value-type="float" office:value="37381960.177308" calcext:value-type="float">
            <text:p>37381960,177308</text:p>
          </table:table-cell>
          <table:table-cell office:value-type="float" office:value="196993.642542726" calcext:value-type="float">
            <text:p>196993,642542726</text:p>
          </table:table-cell>
          <table:table-cell office:value-type="float" office:value="274.761135080041" calcext:value-type="float">
            <text:p>274,761135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998" calcext:value-type="float">
            <text:p>220998</text:p>
          </table:table-cell>
          <table:table-cell office:value-type="float" office:value="0.366429328918457" calcext:value-type="float">
            <text:p>0,366429328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.4958333333333" calcext:value-type="float">
            <text:p>93,4958333333</text:p>
          </table:table-cell>
          <table:table-cell office:value-type="float" office:value="37711583.157748" calcext:value-type="float">
            <text:p>37711583,157748</text:p>
          </table:table-cell>
          <table:table-cell office:value-type="float" office:value="5280750.46540482" calcext:value-type="float">
            <text:p>5280750,46540482</text:p>
          </table:table-cell>
          <table:table-cell office:value-type="float" office:value="608045.357588205" calcext:value-type="float">
            <text:p>608045,357588205</text:p>
          </table:table-cell>
          <table:table-cell office:value-type="float" office:value="37711583.157748" calcext:value-type="float">
            <text:p>37711583,157748</text:p>
          </table:table-cell>
          <table:table-cell office:value-type="float" office:value="608045.357588205" calcext:value-type="float">
            <text:p>608045,357588205</text:p>
          </table:table-cell>
          <table:table-cell office:value-type="float" office:value="281.073145202787" calcext:value-type="float">
            <text:p>281,07314520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0908" calcext:value-type="float">
            <text:p>220908</text:p>
          </table:table-cell>
          <table:table-cell office:value-type="float" office:value="-0.352488517761231" calcext:value-type="float">
            <text:p>-0,352488517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.15" calcext:value-type="float">
            <text:p>93,15</text:p>
          </table:table-cell>
          <table:table-cell office:value-type="float" office:value="37357911.7336303" calcext:value-type="float">
            <text:p>37357911,7336303</text:p>
          </table:table-cell>
          <table:table-cell office:value-type="float" office:value="4940180.77929085" calcext:value-type="float">
            <text:p>4940180,77929085</text:p>
          </table:table-cell>
          <table:table-cell office:value-type="float" office:value="182021.571532257" calcext:value-type="float">
            <text:p>182021,571532257</text:p>
          </table:table-cell>
          <table:table-cell office:value-type="float" office:value="37357911.7336303" calcext:value-type="float">
            <text:p>37357911,7336303</text:p>
          </table:table-cell>
          <table:table-cell office:value-type="float" office:value="182021.571532257" calcext:value-type="float">
            <text:p>182021,571532257</text:p>
          </table:table-cell>
          <table:table-cell office:value-type="float" office:value="273.949415426712" calcext:value-type="float">
            <text:p>273,94941542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770" calcext:value-type="float">
            <text:p>220770</text:p>
          </table:table-cell>
          <table:table-cell office:value-type="float" office:value="0.297538757324219" calcext:value-type="float">
            <text:p>0,297538757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1.3083333333333" calcext:value-type="float">
            <text:p>91,3083333333</text:p>
          </table:table-cell>
          <table:table-cell office:value-type="float" office:value="37344582.9160726" calcext:value-type="float">
            <text:p>37344582,9160726</text:p>
          </table:table-cell>
          <table:table-cell office:value-type="float" office:value="4925904.96950967" calcext:value-type="float">
            <text:p>4925904,96950967</text:p>
          </table:table-cell>
          <table:table-cell office:value-type="float" office:value="177218.243698979" calcext:value-type="float">
            <text:p>177218,243698979</text:p>
          </table:table-cell>
          <table:table-cell office:value-type="float" office:value="37344582.9160726" calcext:value-type="float">
            <text:p>37344582,9160726</text:p>
          </table:table-cell>
          <table:table-cell office:value-type="float" office:value="177218.243698979" calcext:value-type="float">
            <text:p>177218,243698979</text:p>
          </table:table-cell>
          <table:table-cell office:value-type="float" office:value="275.063192589791" calcext:value-type="float">
            <text:p>275,06319258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1152" calcext:value-type="float">
            <text:p>221152</text:p>
          </table:table-cell>
          <table:table-cell office:value-type="float" office:value="-0.217077255249023" calcext:value-type="float">
            <text:p>-0,217077255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8.9541666666667" calcext:value-type="float">
            <text:p>98,9541666667</text:p>
          </table:table-cell>
          <table:table-cell office:value-type="float" office:value="37474548.7654212" calcext:value-type="float">
            <text:p>37474548,7654212</text:p>
          </table:table-cell>
          <table:table-cell office:value-type="float" office:value="5041117.92587359" calcext:value-type="float">
            <text:p>5041117,92587359</text:p>
          </table:table-cell>
          <table:table-cell office:value-type="float" office:value="319937.757424742" calcext:value-type="float">
            <text:p>319937,757424742</text:p>
          </table:table-cell>
          <table:table-cell office:value-type="float" office:value="37474548.7654212" calcext:value-type="float">
            <text:p>37474548,7654212</text:p>
          </table:table-cell>
          <table:table-cell office:value-type="float" office:value="319937.757424742" calcext:value-type="float">
            <text:p>319937,757424742</text:p>
          </table:table-cell>
          <table:table-cell office:value-type="float" office:value="276.685658309173" calcext:value-type="float">
            <text:p>276,68565830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0910" calcext:value-type="float">
            <text:p>220910</text:p>
          </table:table-cell>
          <table:table-cell office:value-type="float" office:value="0.369786262512207" calcext:value-type="float">
            <text:p>0,369786262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975" calcext:value-type="float">
            <text:p>93975</text:p>
          </table:table-cell>
          <table:table-cell office:value-type="float" office:value="37359271.6229922" calcext:value-type="float">
            <text:p>37359271,6229922</text:p>
          </table:table-cell>
          <table:table-cell office:value-type="float" office:value="4926180.07588753" calcext:value-type="float">
            <text:p>4926180,07588753</text:p>
          </table:table-cell>
          <table:table-cell office:value-type="float" office:value="176410.341407726" calcext:value-type="float">
            <text:p>176410,341407726</text:p>
          </table:table-cell>
          <table:table-cell office:value-type="float" office:value="37359271.6229922" calcext:value-type="float">
            <text:p>37359271,6229922</text:p>
          </table:table-cell>
          <table:table-cell office:value-type="float" office:value="176410.341407726" calcext:value-type="float">
            <text:p>176410,341407726</text:p>
          </table:table-cell>
          <table:table-cell office:value-type="float" office:value="268.743228776156" calcext:value-type="float">
            <text:p>268,74322877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950" calcext:value-type="float">
            <text:p>220950</text:p>
          </table:table-cell>
          <table:table-cell office:value-type="float" office:value="-0.206023216247559" calcext:value-type="float">
            <text:p>-0,206023216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4.35" calcext:value-type="float">
            <text:p>94,35</text:p>
          </table:table-cell>
          <table:table-cell office:value-type="float" office:value="37383113.8975433" calcext:value-type="float">
            <text:p>37383113,8975433</text:p>
          </table:table-cell>
          <table:table-cell office:value-type="float" office:value="4944099.00609068" calcext:value-type="float">
            <text:p>4944099,00609068</text:p>
          </table:table-cell>
          <table:table-cell office:value-type="float" office:value="185598.199501048" calcext:value-type="float">
            <text:p>185598,199501048</text:p>
          </table:table-cell>
          <table:table-cell office:value-type="float" office:value="37383113.8975433" calcext:value-type="float">
            <text:p>37383113,8975433</text:p>
          </table:table-cell>
          <table:table-cell office:value-type="float" office:value="185598.199501048" calcext:value-type="float">
            <text:p>185598,199501048</text:p>
          </table:table-cell>
          <table:table-cell office:value-type="float" office:value="273.493307458539" calcext:value-type="float">
            <text:p>273,4933074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928" calcext:value-type="float">
            <text:p>220928</text:p>
          </table:table-cell>
          <table:table-cell office:value-type="float" office:value="0.380205154418945" calcext:value-type="float">
            <text:p>0,380205154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3.4416666666667" calcext:value-type="float">
            <text:p>93,4416666667</text:p>
          </table:table-cell>
          <table:table-cell office:value-type="float" office:value="37403411.6135845" calcext:value-type="float">
            <text:p>37403411,6135845</text:p>
          </table:table-cell>
          <table:table-cell office:value-type="float" office:value="4967057.128575" calcext:value-type="float">
            <text:p>4967057,128575</text:p>
          </table:table-cell>
          <table:table-cell office:value-type="float" office:value="217147.751867238" calcext:value-type="float">
            <text:p>217147,751867238</text:p>
          </table:table-cell>
          <table:table-cell office:value-type="float" office:value="37403411.6135845" calcext:value-type="float">
            <text:p>37403411,6135845</text:p>
          </table:table-cell>
          <table:table-cell office:value-type="float" office:value="217147.751867238" calcext:value-type="float">
            <text:p>217147,751867238</text:p>
          </table:table-cell>
          <table:table-cell office:value-type="float" office:value="275.165140608134" calcext:value-type="float">
            <text:p>275,1651406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166" calcext:value-type="float">
            <text:p>221166</text:p>
          </table:table-cell>
          <table:table-cell office:value-type="float" office:value="-0.695255279541016" calcext:value-type="float">
            <text:p>-0,695255279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7.8333333333333" calcext:value-type="float">
            <text:p>97,8333333333</text:p>
          </table:table-cell>
          <table:table-cell office:value-type="float" office:value="37348072.9227357" calcext:value-type="float">
            <text:p>37348072,9227357</text:p>
          </table:table-cell>
          <table:table-cell office:value-type="float" office:value="4931686.31070419" calcext:value-type="float">
            <text:p>4931686,31070419</text:p>
          </table:table-cell>
          <table:table-cell office:value-type="float" office:value="193937.706125703" calcext:value-type="float">
            <text:p>193937,706125703</text:p>
          </table:table-cell>
          <table:table-cell office:value-type="float" office:value="37348072.9227357" calcext:value-type="float">
            <text:p>37348072,9227357</text:p>
          </table:table-cell>
          <table:table-cell office:value-type="float" office:value="193937.706125703" calcext:value-type="float">
            <text:p>193937,706125703</text:p>
          </table:table-cell>
          <table:table-cell office:value-type="float" office:value="274.832059233642" calcext:value-type="float">
            <text:p>274,8320592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0712" calcext:value-type="float">
            <text:p>220712</text:p>
          </table:table-cell>
          <table:table-cell office:value-type="float" office:value="0.376413345336914" calcext:value-type="float">
            <text:p>0,376413345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9.6291666666667" calcext:value-type="float">
            <text:p>89,6291666667</text:p>
          </table:table-cell>
          <table:table-cell office:value-type="float" office:value="37710580.5047624" calcext:value-type="float">
            <text:p>37710580,5047624</text:p>
          </table:table-cell>
          <table:table-cell office:value-type="float" office:value="5266105.86053397" calcext:value-type="float">
            <text:p>5266105,86053397</text:p>
          </table:table-cell>
          <table:table-cell office:value-type="float" office:value="638187.837072839" calcext:value-type="float">
            <text:p>638187,837072839</text:p>
          </table:table-cell>
          <table:table-cell office:value-type="float" office:value="37710580.5047624" calcext:value-type="float">
            <text:p>37710580,5047624</text:p>
          </table:table-cell>
          <table:table-cell office:value-type="float" office:value="638187.837072839" calcext:value-type="float">
            <text:p>638187,837072839</text:p>
          </table:table-cell>
          <table:table-cell office:value-type="float" office:value="275.910856678218" calcext:value-type="float">
            <text:p>275,910856678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AVERAGE([.A2:.A31])" office:value-type="float" office:value="18.1333333333333" calcext:value-type="float">
            <text:p>18,1333333333</text:p>
          </table:table-cell>
          <table:table-cell table:formula="of:=AVERAGE([.B2:.B31])" office:value-type="float" office:value="220932.333333333" calcext:value-type="float">
            <text:p>220932,333333333</text:p>
          </table:table-cell>
          <table:table-cell table:formula="of:=AVERAGE([.C2:.C31])" office:value-type="float" office:value="0.0247474988301595" calcext:value-type="float">
            <text:p>0,0247474988</text:p>
          </table:table-cell>
          <table:table-cell table:formula="of:=AVERAGE([.D2:.D31])" office:value-type="float" office:value="60" calcext:value-type="float">
            <text:p>60</text:p>
          </table:table-cell>
          <table:table-cell table:formula="of:=AVERAGE([.E2:.E31])" office:value-type="float" office:value="43" calcext:value-type="float">
            <text:p>43</text:p>
          </table:table-cell>
          <table:table-cell table:formula="of:=AVERAGE([.F2:.F31])" office:value-type="float" office:value="1" calcext:value-type="float">
            <text:p>1</text:p>
          </table:table-cell>
          <table:table-cell table:formula="of:=AVERAGE([.G2:.G31])" office:value-type="float" office:value="6427.26527777778" calcext:value-type="float">
            <text:p>6427,2652777778</text:p>
          </table:table-cell>
          <table:table-cell table:formula="of:=AVERAGE([.H2:.H31])" office:value-type="float" office:value="37404648.7736368" calcext:value-type="float">
            <text:p>37404648,7736368</text:p>
          </table:table-cell>
          <table:table-cell table:formula="of:=AVERAGE([.I2:.I31])" office:value-type="float" office:value="4975161.00899594" calcext:value-type="float">
            <text:p>4975161,00899594</text:p>
          </table:table-cell>
          <table:table-cell table:formula="of:=AVERAGE([.J2:.J31])" office:value-type="float" office:value="234920.594023298" calcext:value-type="float">
            <text:p>234920,594023298</text:p>
          </table:table-cell>
          <table:table-cell table:formula="of:=AVERAGE([.K2:.K31])" office:value-type="float" office:value="37404648.7736368" calcext:value-type="float">
            <text:p>37404648,7736368</text:p>
          </table:table-cell>
          <table:table-cell table:formula="of:=AVERAGE([.L2:.L31])" office:value-type="float" office:value="234920.594023298" calcext:value-type="float">
            <text:p>234920,594023298</text:p>
          </table:table-cell>
          <table:table-cell table:formula="of:=AVERAGE([.M2:.M31])" office:value-type="float" office:value="274.918612569311" calcext:value-type="float">
            <text:p>274,9186125693</text:p>
          </table:table-cell>
        </table:table-row>
      </table:table>
      <table:table table:name="Média" table:style-name="ta1">
        <table:shapes>
          <draw:frame draw:z-index="0" draw:style-name="gr1" draw:text-style-name="P1" svg:width="159.99mm" svg:height="89.99mm" svg:x="4.32mm" svg:y="25.97mm">
            <loext:p draw:notify-on-update-of-ranges="Média.A1:Média.A1 Média.D1:Média.D1 Média.A2:Média.A2 Média.D2:Média.D2 Média.A3:Média.A3 Média.D3:Média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8.05mm" svg:y="19.87mm">
            <loext:p draw:notify-on-update-of-ranges="Média.A1:Média.A1 Média.E1:Média.E1 Média.A2:Média.A2 Média.E2:Média.E2 Média.A3:Média.A3 Média.E3:Média.E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0.94mm" svg:y="123.97mm">
            <loext:p draw:notify-on-update-of-ranges="Média.A1:Média.A1 Média.H1:Média.H1 Média.A2:Média.A2 Média.H2:Média.H2 Média.A3:Média.A3 Média.H3:Média.H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number-columns-repeated="8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otal Execution Time(s)</text:p>
          </table:table-cell>
          <table:table-cell office:value-type="string" calcext:value-type="string">
            <text:p>Logged Events</text:p>
          </table:table-cell>
          <table:table-cell office:value-type="string" calcext:value-type="string">
            <text:p>Total network Usage(MB)</text:p>
          </table:table-cell>
          <table:table-cell office:value-type="string" calcext:value-type="string">
            <text:p>Total All Power Consumed(Watt)</text:p>
          </table:table-cell>
          <table:table-cell office:value-type="string" calcext:value-type="string">
            <text:p>Total Power Consumed by Cloud(Watt)</text:p>
          </table:table-cell>
          <table:table-cell office:value-type="string" calcext:value-type="string">
            <text:p>Total Power Consumed by Edge Device(Watt)</text:p>
          </table:table-cell>
          <table:table-cell office:value-type="string" calcext:value-type="string">
            <text:p>Loop Delay Average (ms)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table:formula="of:=['CLOUD-CENTRAL-PROCESSING'.A34]" office:value-type="float" office:value="23.6" calcext:value-type="float">
            <text:p>23,6</text:p>
          </table:table-cell>
          <table:table-cell table:formula="of:=['CLOUD-CENTRAL-PROCESSING'.B34]" office:value-type="float" office:value="1042033.26666667" calcext:value-type="float">
            <text:p>1042033,26666667</text:p>
          </table:table-cell>
          <table:table-cell table:formula="of:=['CLOUD-CENTRAL-PROCESSING'.G34]" office:value-type="float" office:value="362324.130555556" calcext:value-type="float">
            <text:p>362324,130555556</text:p>
          </table:table-cell>
          <table:table-cell table:formula="of:=['CLOUD-CENTRAL-PROCESSING'.H34]" office:value-type="float" office:value="37773570.5791573" calcext:value-type="float">
            <text:p>37773570,5791573</text:p>
          </table:table-cell>
          <table:table-cell table:formula="of:=['CLOUD-CENTRAL-PROCESSING'.I34]" office:value-type="float" office:value="6096322.17490648" calcext:value-type="float">
            <text:p>6096322,17490648</text:p>
          </table:table-cell>
          <table:table-cell table:formula="of:=['CLOUD-CENTRAL-PROCESSING'.K34]" office:value-type="float" office:value="37773570.5791573" calcext:value-type="float">
            <text:p>37773570,5791573</text:p>
          </table:table-cell>
          <table:table-cell table:formula="of:=['CLOUD-CENTRAL-PROCESSING'.M34]" office:value-type="float" office:value="222.573482835912" calcext:value-type="float">
            <text:p>222,5734828359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formula="of:=['EDGE-DISTRUBUTED-PROCESSING'.A34]" office:value-type="float" office:value="18.1333333333333" calcext:value-type="float">
            <text:p>18,1333333333</text:p>
          </table:table-cell>
          <table:table-cell table:formula="of:=['EDGE-DISTRUBUTED-PROCESSING'.B34]" office:value-type="float" office:value="220932.333333333" calcext:value-type="float">
            <text:p>220932,333333333</text:p>
          </table:table-cell>
          <table:table-cell table:formula="of:=['EDGE-DISTRUBUTED-PROCESSING'.G34]" office:value-type="float" office:value="6427.26527777778" calcext:value-type="float">
            <text:p>6427,2652777778</text:p>
          </table:table-cell>
          <table:table-cell table:formula="of:=['EDGE-DISTRUBUTED-PROCESSING'.H34]" office:value-type="float" office:value="37404648.7736368" calcext:value-type="float">
            <text:p>37404648,7736368</text:p>
          </table:table-cell>
          <table:table-cell table:formula="of:=['EDGE-DISTRUBUTED-PROCESSING'.I34]" office:value-type="float" office:value="4975161.00899594" calcext:value-type="float">
            <text:p>4975161,00899594</text:p>
          </table:table-cell>
          <table:table-cell table:formula="of:=['EDGE-DISTRUBUTED-PROCESSING'.K34]" office:value-type="float" office:value="37404648.7736368" calcext:value-type="float">
            <text:p>37404648,7736368</text:p>
          </table:table-cell>
          <table:table-cell table:formula="of:=['EDGE-DISTRUBUTED-PROCESSING'.M34]" office:value-type="float" office:value="274.918612569311" calcext:value-type="float">
            <text:p>274,9186125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01:40:50.5777916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15T03:05:06.358885888</dc:date>
    <meta:editing-duration>PT1H3M50S</meta:editing-duration>
    <meta:editing-cycles>11</meta:editing-cycles>
    <meta:document-statistic meta:table-count="3" meta:cell-count="8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Média.A1:Média.A3 Média.D1:Média.D3" chart:data-source-has-labels="both" svg:x="0.32cm" svg:y="0.18cm" svg:width="13.441cm" svg:height="8.64cm">
          <chartooo:coordinate-region svg:x="1.682cm" svg:y="0.379cm" svg:width="12.079cm" svg:height="7.794cm"/>
          <chart:axis chart:dimension="x" chart:name="primary-x" chart:style-name="ch4" chartooo:axis-type="auto">
            <chartooo:date-scale/>
            <chart:categories table:cell-range-address="Média.D1:Média.D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édia.D2:Média.D2" chart:label-cell-address="Média.A2:Média.A2" chart:class="chart:bar">
            <chart:data-point/>
          </chart:series>
          <chart:series chart:style-name="ch8" chart:values-cell-range-address="Média.D3:Média.D3" chart:label-cell-address="Média.A3:Média.A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etwork Usage(MB)</text:p>
                <draw:g>
                  <svg:desc>Média.D1:Médi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UD</text:p>
                <draw:g>
                  <svg:desc>Média.A2:Média.A2</svg:desc>
                </draw:g>
              </table:table-cell>
              <table:table-cell office:value-type="float" office:value="362324.130555556">
                <text:p>362324.130555556</text:p>
                <draw:g>
                  <svg:desc>Média.D2:Média.D2</svg:desc>
                </draw:g>
              </table:table-cell>
            </table:table-row>
            <table:table-row>
              <table:table-cell office:value-type="string">
                <text:p>EDGE</text:p>
                <draw:g>
                  <svg:desc>Média.A3:Média.A3</svg:desc>
                </draw:g>
              </table:table-cell>
              <table:table-cell office:value-type="float" office:value="6427.26527777778">
                <text:p>6427.26527777778</text:p>
                <draw:g>
                  <svg:desc>Média.D3:Média.D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Média.A1:Média.A3 Média.E1:Média.E3" chart:data-source-has-labels="both" svg:x="0.32cm" svg:y="0.18cm" svg:width="13.441cm" svg:height="8.64cm">
          <chartooo:coordinate-region svg:x="2.053cm" svg:y="0.379cm" svg:width="11.708cm" svg:height="7.794cm"/>
          <chart:axis chart:dimension="x" chart:name="primary-x" chart:style-name="ch4" chartooo:axis-type="auto">
            <chartooo:date-scale/>
            <chart:categories table:cell-range-address="Média.E1:Média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édia.E2:Média.E2" chart:label-cell-address="Média.A2:Média.A2" chart:class="chart:bar">
            <chart:data-point/>
          </chart:series>
          <chart:series chart:style-name="ch8" chart:values-cell-range-address="Média.E3:Média.E3" chart:label-cell-address="Média.A3:Média.A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ll Power Consumed(Watt)</text:p>
                <draw:g>
                  <svg:desc>Média.E1:Mé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UD</text:p>
                <draw:g>
                  <svg:desc>Média.A2:Média.A2</svg:desc>
                </draw:g>
              </table:table-cell>
              <table:table-cell office:value-type="float" office:value="37773570.5791573">
                <text:p>37773570.5791573</text:p>
                <draw:g>
                  <svg:desc>Média.E2:Média.E2</svg:desc>
                </draw:g>
              </table:table-cell>
            </table:table-row>
            <table:table-row>
              <table:table-cell office:value-type="string">
                <text:p>EDGE</text:p>
                <draw:g>
                  <svg:desc>Média.A3:Média.A3</svg:desc>
                </draw:g>
              </table:table-cell>
              <table:table-cell office:value-type="float" office:value="37404648.7736368">
                <text:p>37404648.7736368</text:p>
                <draw:g>
                  <svg:desc>Média.E3:Média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Média.A1:Média.A3 Média.H1:Média.H3" chart:data-source-has-labels="both" svg:x="0.32cm" svg:y="0.18cm" svg:width="13.441cm" svg:height="8.64cm">
          <chartooo:coordinate-region svg:x="1.127cm" svg:y="0.379cm" svg:width="12.634cm" svg:height="7.794cm"/>
          <chart:axis chart:dimension="x" chart:name="primary-x" chart:style-name="ch4" chartooo:axis-type="auto">
            <chartooo:date-scale/>
            <chart:categories table:cell-range-address="Média.H1:Média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édia.H2:Média.H2" chart:label-cell-address="Média.A2:Média.A2" chart:class="chart:bar">
            <chart:data-point/>
          </chart:series>
          <chart:series chart:style-name="ch8" chart:values-cell-range-address="Média.H3:Média.H3" chart:label-cell-address="Média.A3:Média.A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Delay Average (ms)</text:p>
                <draw:g>
                  <svg:desc>Média.H1:Médi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UD</text:p>
                <draw:g>
                  <svg:desc>Média.A2:Média.A2</svg:desc>
                </draw:g>
              </table:table-cell>
              <table:table-cell office:value-type="float" office:value="222.573482835912">
                <text:p>222.573482835912</text:p>
                <draw:g>
                  <svg:desc>Média.H2:Média.H2</svg:desc>
                </draw:g>
              </table:table-cell>
            </table:table-row>
            <table:table-row>
              <table:table-cell office:value-type="string">
                <text:p>EDGE</text:p>
                <draw:g>
                  <svg:desc>Média.A3:Média.A3</svg:desc>
                </draw:g>
              </table:table-cell>
              <table:table-cell office:value-type="float" office:value="274.918612569311">
                <text:p>274.918612569311</text:p>
                <draw:g>
                  <svg:desc>Média.H3:Média.H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